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130ae34" officeooo:paragraph-rsid="0130ae34" style:font-size-asian="15pt" style:font-size-complex="15pt"/>
    </style:style>
    <style:style style:name="P7" style:family="paragraph" style:parent-style-name="Preformatted_20_Text">
      <style:paragraph-properties fo:text-align="center" style:justify-single-word="false"/>
      <style:text-properties fo:font-size="15pt" officeooo:rsid="01a13b23" officeooo:paragraph-rsid="01a13b23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0477b94" officeooo:paragraph-rsid="017dd4f5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1a5e22e" officeooo:paragraph-rsid="01a5e22e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1a6c9f1" officeooo:paragraph-rsid="01a6c9f1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1a826a6" officeooo:paragraph-rsid="01a826a6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1b584d0" officeooo:paragraph-rsid="01b584d0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1b6e1ae" officeooo:paragraph-rsid="01b6e1ae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117c2ae" officeooo:paragraph-rsid="0117c2ae" style:font-size-asian="15pt" style:font-size-complex="15pt"/>
    </style:style>
    <style:style style:name="T1" style:family="text">
      <style:text-properties officeooo:rsid="01a13b23"/>
    </style:style>
    <style:style style:name="T2" style:family="text">
      <style:text-properties officeooo:rsid="01a5e22e"/>
    </style:style>
    <style:style style:name="T3" style:family="text">
      <style:text-properties officeooo:rsid="01a92c6d"/>
    </style:style>
    <style:style style:name="T4" style:family="text">
      <style:text-properties officeooo:rsid="01add1e2"/>
    </style:style>
    <style:style style:name="T5" style:family="text">
      <style:text-properties officeooo:rsid="01aee2aa"/>
    </style:style>
    <style:style style:name="T6" style:family="text">
      <style:text-properties officeooo:rsid="01b06c7a"/>
    </style:style>
    <style:style style:name="T7" style:family="text">
      <style:text-properties officeooo:rsid="01b2c349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1b2c349"/>
    </style:style>
    <style:style style:name="T10" style:family="text">
      <style:text-properties officeooo:rsid="01bb596b"/>
    </style:style>
    <style:style style:name="T11" style:family="text">
      <style:text-properties officeooo:rsid="01be33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5</text:span></text:p>
      <text:p text:style-name="P7">BANKA</text:p>
      <text:p text:style-name="P2"/>
      <text:p text:style-name="P14">Problem</text:p>
      <text:p text:style-name="P8"><text:tab/><text:span text:style-name="T2">Para koleksiyoncusu Necmi, N farklı para tipi olan bir ülkeyi ziyaret ediyor. Bankadan alabileceği maksimum farklı parayı(tip olarak) toplamak istiyor. Banka, Necmi’ye para verirken şu algoritmayı kullanıyor:</text:span></text:p>
      <text:p text:style-name="P8"/>
      <text:p text:style-name="P9">PARACEK(X):</text:p>
      <text:p text:style-name="P9"><text:tab/>if(X==0) return;</text:p>
      <text:p text:style-name="P9"><text:tab/>Y, X’i geçmeyen en büyük değerli para tipi olsun.</text:p>
      <text:p text:style-name="P9"><text:tab/>Necmi’ye Y’yi ver.</text:p>
      <text:p text:style-name="P9"><text:tab/>PARACEK(X-Y)</text:p>
      <text:p text:style-name="P9"/>
      <text:p text:style-name="P10"><text:tab/><text:span text:style-name="T8">Necmi, bankadan istediği herhangi bir miktar parayı çekebiliyor.</text:span> Amacı eline geçen para tipi sayısının maksimuma çıkartmak.</text:p>
      <text:p text:style-name="P10"/>
      <text:p text:style-name="P11"><text:tab/>Sizden istenen Necmi’ye bu uğraşta yardımcı olmanız.</text:p>
      <text:p text:style-name="P11"/>
      <text:p text:style-name="P17">Input</text:p>
      <text:p text:style-name="P2"><text:tab/><text:span text:style-name="T3">Input birden fazla testten oluşur. Inputun ilk satırı test sayısını verir.(T)</text:span></text:p>
      <text:p text:style-name="P2"><text:tab/><text:span text:style-name="T4">Her test N sayısı ile başlar. N, ülkede bulunan farklı para tipi sayısıdır. Sonraki satırda boşlukla ayrılmış N adet sayı verilir. Bu sayılar, ülkedeki paraların değerlerini belirtir. Para değerleri sıralı verilecektir. </text:span></text:p>
      <text:p text:style-name="P2"><text:tab/><text:span text:style-name="T10">1 &lt;= T &lt;= 100</text:span></text:p>
      <text:p text:style-name="P2"><text:tab/><text:span text:style-name="T6">1 &lt;= N &lt;= 1000<text:tab/>1 &lt;= PARA_DEGERI &lt;= 10000000000</text:span></text:p>
      <text:p text:style-name="P2"/>
      <text:p text:style-name="P2"><text:tab/><text:span text:style-name="T9">Necmi’nin çekemeyeceği para miktarları olabilir.</text:span><text:span text:style-name="T7">(Örnek outputu kontrol ediniz.)</text:span></text:p>
      <text:p text:style-name="P2"/>
      <text:p text:style-name="P2"/>
      <text:p text:style-name="P18">Output</text:p>
      <text:p text:style-name="P6"><text:tab/><text:span text:style-name="T5">Her test için, Necmi’nin bankadan alabileceği maksimum para tipi sayısını ekrana basınız.</text:span></text:p>
      <text:p text:style-name="P6"/>
      <text:p text:style-name="P15"><text:soft-page-break/>Örnek Input</text:p>
      <text:p text:style-name="P12">2</text:p>
      <text:p text:style-name="P12">5</text:p>
      <text:p text:style-name="P12">13 15 17 19 21</text:p>
      <text:p text:style-name="P12">6</text:p>
      <text:p text:style-name="P12">1 3 5 6 7 10</text:p>
      <text:p text:style-name="P4"/>
      <text:p text:style-name="P15">Örnek Output</text:p>
      <text:p text:style-name="P13">2</text:p>
      <text:p text:style-name="P13">3</text:p>
      <text:p text:style-name="P3"/>
      <text:p text:style-name="P16">Time Limit</text:p>
      <text:p text:style-name="P5">C/C++: 1 saniye, <text:span text:style-name="T11">Java: 2 saniye, </text:span>Python: <text:span text:style-name="T11">4</text:span>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3T11:35:15.364960784</dc:date>
    <meta:editing-duration>PT3H13S</meta:editing-duration>
    <meta:editing-cycles>287</meta:editing-cycles>
    <meta:generator>LibreOffice/5.1.4.2$Linux_X86_64 LibreOffice_project/10m0$Build-2</meta:generator>
    <meta:document-statistic meta:table-count="0" meta:image-count="0" meta:object-count="0" meta:page-count="2" meta:paragraph-count="30" meta:word-count="183" meta:character-count="1193" meta:non-whitespace-character-count="1026"/>
  </office:meta>
</office:document-meta>
</file>